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.815cm" table:align="center" style:writing-mode="lr-tb"/>
    </style:style>
    <style:style style:name="Tabella1.A" style:family="table-column">
      <style:table-column-properties style:column-width="2.815cm"/>
    </style:style>
    <style:style style:name="Tabella1.1" style:family="table-row">
      <style:table-row-properties style:min-row-height="0.45cm" style:keep-together="true"/>
    </style:style>
    <style:style style:name="Tabella1.A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paragraph-properties fo:margin-top="0cm" fo:margin-bottom="0.494cm"/>
    </style:style>
    <style:style style:name="P3" style:family="paragraph" style:parent-style-name="Standard" style:list-style-name="WW8Num1">
      <style:paragraph-properties fo:margin-top="0cm" fo:margin-bottom="0cm"/>
    </style:style>
    <style:style style:name="P4" style:family="paragraph" style:parent-style-name="Standard" style:list-style-name="WW8Num1">
      <style:paragraph-properties fo:margin-top="0cm" fo:margin-bottom="0.494cm"/>
    </style:style>
    <style:style style:name="P5" style:family="paragraph" style:parent-style-name="Standard">
      <style:paragraph-properties fo:margin-top="0cm" fo:margin-bottom="0cm" fo:text-align="center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.494cm"/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font-style="italic" style:font-size-asian="14pt" style:font-style-asian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ercizio (filtri avanzati,funzioni db,subtotali):</text:h>
      <text:p text:style-name="P2"><text:span text:style-name="T1">Copiare il file </text:span><text:span text:style-name="T2">catalogo</text:span><text:span text:style-name="T1"> nella propria cartella ed aprirlo.</text:span></text:p>
      <text:list text:style-name="WW8Num1">
        <text:list-item>
          <text:p text:style-name="P3"><text:span text:style-name="T1">Utilizzare dei </text:span><text:span text:style-name="T3">filtri avanzati</text:span><text:span text:style-name="T1">, inserendo la zona dei filtri alla fine dei dati, per ottenere le seguenti informazioni:</text:span></text:p>
          <text:list>
            <text:list-item>
              <text:p text:style-name="P3"><text:span text:style-name="T1">I film di </text:span><text:span text:style-name="T2">fantascienza</text:span><text:span text:style-name="T1"> di </text:span><text:span text:style-name="T2">Spielberg Steven</text:span><text:span text:style-name="T1"> – </text:span><text:span text:style-name="T3">copiare</text:span><text:span text:style-name="T1"> il risultato in un nuovo foglio nello stesso file chiamandolo </text:span><text:span text:style-name="T4">Spielberg-FA</text:span><text:span text:style-name="T1">;</text:span></text:p>
            </text:list-item>
            <text:list-item>
              <text:p text:style-name="P3"><text:span text:style-name="T1">I film in cui il </text:span><text:span text:style-name="T2">protagonista </text:span><text:span text:style-name="T1">oppure il </text:span><text:span text:style-name="T2">coprotagonista </text:span><text:span text:style-name="T1">è </text:span><text:span text:style-name="T2">Carrey Jim</text:span><text:span text:style-name="T1"> – copiare il risultato in un nuovo foglio nello stesso file chiamandolo </text:span><text:span text:style-name="T4">Carrey</text:span><text:span text:style-name="T1">;</text:span></text:p>
            </text:list-item>
            <text:list-item>
              <text:p text:style-name="P3"><text:span text:style-name="T1">I film di </text:span><text:span text:style-name="T2">azione</text:span><text:span text:style-name="T1"> della casa </text:span><text:span text:style-name="T2">Warner</text:span><text:span text:style-name="T1"> oppure </text:span><text:span text:style-name="T2">Warner Home Video</text:span><text:span text:style-name="T1"> – copiare i risultati in un nuovo foglio nello stesso file chiamandolo </text:span><text:span text:style-name="T4">Warner-A</text:span><text:span text:style-name="T1">;</text:span></text:p>
            </text:list-item>
          </text:list>
        </text:list-item>
        <text:list-item>
          <text:p text:style-name="P3"><text:span text:style-name="T1">Inserire un nuovo foglio chiamato </text:span><text:span text:style-name="T2">Statistiche</text:span><text:span text:style-name="T1"> e utilizzare le </text:span><text:span text:style-name="T3">funzioni database</text:span><text:span text:style-name="T1"> per calcolare i seguenti dati:</text:span></text:p>
          <text:list>
            <text:list-item>
              <text:p text:style-name="P3"><text:span text:style-name="T1">Il </text:span><text:span text:style-name="T2">totale</text:span><text:span text:style-name="T1"> delle </text:span><text:span text:style-name="T2">commedie</text:span><text:span text:style-name="T1"> di </text:span><text:span text:style-name="T2">Paltrow Gwyneth</text:span><text:span text:style-name="T1">;</text:span></text:p>
            </text:list-item>
            <text:list-item>
              <text:p text:style-name="P3"><text:span text:style-name="T1">La </text:span><text:span text:style-name="T2">media </text:span><text:span text:style-name="T1">e il </text:span><text:span text:style-name="T2">totale </text:span><text:span text:style-name="T1">dei </text:span><text:span text:style-name="T2">tempi di consegna </text:span><text:span text:style-name="T1">per l’intervallo di tempo compreso </text:span><text:span text:style-name="T2">tra il 10 e il 20 settembre</text:span><text:span text:style-name="T1">;</text:span></text:p>
            </text:list-item>
            <text:list-item>
              <text:p text:style-name="P3"><text:span text:style-name="T1">La </text:span><text:span text:style-name="T2">media </text:span><text:span text:style-name="T1">e il </text:span><text:span text:style-name="T2">totale </text:span><text:span text:style-name="T1">dei </text:span><text:span text:style-name="T2">tempi di consegna </text:span><text:span text:style-name="T1">per i </text:span><text:span text:style-name="T2">primi 10 giorni di ottobre</text:span><text:span text:style-name="T1">;</text:span></text:p>
            </text:list-item>
          </text:list>
        </text:list-item>
        <text:list-item>
          <text:p text:style-name="P3"><text:span text:style-name="T1">Nello stesso foglio calcolare il numero dei clienti di </text:span><text:span text:style-name="T2">Bolzano</text:span><text:span text:style-name="T1">, di quelli di </text:span><text:span text:style-name="T2">Bressanone</text:span><text:span text:style-name="T1"> e di quelli di </text:span><text:span text:style-name="T2">Merano</text:span><text:span text:style-name="T1"> (</text:span><text:span text:style-name="T2">sugg</text:span><text:span text:style-name="T1">.: utilizzare la funzione CONTA.SE);</text:span></text:p>
        </text:list-item>
        <text:list-item>
          <text:p text:style-name="P4"><text:span text:style-name="T1">Ordinare i dati nel foglio </text:span><text:span text:style-name="T2">Catalogo</text:span><text:span text:style-name="T1"> per genere secondo il seguente ordinamento personalizzato:</text:span></text:p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5">Novità</text:p>
          </table:table-cell>
        </table:table-row>
        <table:table-row table:style-name="Tabella1.1">
          <table:table-cell table:style-name="Tabella1.A2" office:value-type="string">
            <text:p text:style-name="P5">Commedia</text:p>
          </table:table-cell>
        </table:table-row>
        <table:table-row table:style-name="Tabella1.1">
          <table:table-cell table:style-name="Tabella1.A2" office:value-type="string">
            <text:p text:style-name="P5">Avventura</text:p>
          </table:table-cell>
        </table:table-row>
        <table:table-row table:style-name="Tabella1.1">
          <table:table-cell table:style-name="Tabella1.A2" office:value-type="string">
            <text:p text:style-name="P5">Azione</text:p>
          </table:table-cell>
        </table:table-row>
        <table:table-row table:style-name="Tabella1.1">
          <table:table-cell table:style-name="Tabella1.A2" office:value-type="string">
            <text:p text:style-name="P5">Giallo</text:p>
          </table:table-cell>
        </table:table-row>
        <table:table-row table:style-name="Tabella1.1">
          <table:table-cell table:style-name="Tabella1.A2" office:value-type="string">
            <text:p text:style-name="P5">Horror</text:p>
          </table:table-cell>
        </table:table-row>
        <table:table-row table:style-name="Tabella1.1">
          <table:table-cell table:style-name="Tabella1.A2" office:value-type="string">
            <text:p text:style-name="P5">Fantascienza</text:p>
          </table:table-cell>
        </table:table-row>
        <table:table-row table:style-name="Tabella1.1">
          <table:table-cell table:style-name="Tabella1.A2" office:value-type="string">
            <text:p text:style-name="P5">Ragazzi</text:p>
          </table:table-cell>
        </table:table-row>
      </table:table>
      <text:p text:style-name="P6"/>
      <text:list text:style-name="WW8Num1" text:continue-numbering="true">
        <text:list-item>
          <text:p text:style-name="P3"><text:span text:style-name="T1">Ordinare i dati nel foglio </text:span><text:span text:style-name="T2">Clienti</text:span><text:span text:style-name="T1"> per </text:span><text:span text:style-name="T2">città</text:span><text:span text:style-name="T1"> con il seguente ordine: Bolzano, Merano, Bressanone.</text:span></text:p>
        </text:list-item>
        <text:list-item>
          <text:p text:style-name="P3"><text:span text:style-name="T1">Utilizzare i </text:span><text:span text:style-name="T3">subtotali</text:span><text:span text:style-name="T1"> per calcolare:</text:span></text:p>
          <text:list>
            <text:list-item>
              <text:p text:style-name="P3"><text:span text:style-name="T1">Nel foglio </text:span><text:span text:style-name="T2">Clienti</text:span><text:span text:style-name="T1">, il </text:span><text:span text:style-name="T2">conteggio</text:span><text:span text:style-name="T1"> dei </text:span><text:span text:style-name="T2">clienti</text:span><text:span text:style-name="T1"> ad ogni cambiamento in </text:span><text:span text:style-name="T2">città</text:span><text:span text:style-name="T1">;</text:span></text:p>
            </text:list-item>
            <text:list-item>
              <text:p text:style-name="P3"><text:span text:style-name="T1">Nel foglio </text:span><text:span text:style-name="T2">Catalogo</text:span><text:span text:style-name="T1">, il </text:span><text:span text:style-name="T2">conteggio</text:span><text:span text:style-name="T1"> dei </text:span><text:span text:style-name="T2">film</text:span><text:span text:style-name="T1"> per ogni </text:span><text:span text:style-name="T2">genere</text:span><text:span text:style-name="T1">;</text:span></text:p>
            </text:list-item>
            <text:list-item>
              <text:p text:style-name="P3"><text:span text:style-name="T1">Nel foglio </text:span><text:span text:style-name="T2">Set</text:span><text:span text:style-name="T1">, il </text:span><text:span text:style-name="T2">totale</text:span><text:span text:style-name="T1"> dei </text:span><text:span text:style-name="T2">tempi di consegna</text:span><text:span text:style-name="T1"> per ogni </text:span><text:span text:style-name="T2">giorno</text:span><text:span text:style-name="T1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752cm" fo:margin-bottom="1.50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filtri avanzati,funzioni db,subtotali):</dc:title>
    <meta:initial-creator>Marco</meta:initial-creator>
    <meta:creation-date>2006-07-12T23:05:00</meta:creation-date>
    <dc:creator>Marco</dc:creator>
    <dc:date>2006-07-12T23:05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260" meta:character-count="1615"/>
  </office:meta>
</office:document-meta>
</file>